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AF146E5B0F93D3BE.png" manifest:media-type="image/png"/>
  <manifest:file-entry manifest:full-path="Pictures/10001A8F0000160E00001623A4203AC086B2535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1.184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cm" fo:min-width="0.6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69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color="#ffffff" style:font-name="Hack" fo:font-weight="bold" style:font-weight-asian="bold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color="#333333" style:font-name="Hack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" fo:font-weight="bold" style:font-weight-asian="bold" style:font-weight-complex="bold"/>
    </style:style>
    <style:style style:name="T3" style:family="text">
      <style:text-properties fo:color="#333333" style:font-name="Hack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ce181e" style:font-name="Hack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style:font-name="Hack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18a303" style:font-name="Hack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style:font-name="Hack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952cm" svg:y1="1.334cm" svg:x2="8.809cm" svg:y2="1.334cm">
          <text:p/>
        </draw:line>
        <draw:g>
          <draw:path draw:style-name="gr2" draw:text-style-name="P2" draw:layer="layout" svg:width="2.374cm" svg:height="1.768cm" svg:x="8.61cm" svg:y="0.083cm" svg:viewBox="0 0 2375 1769" svg:d="M2114 1223c291 523-409 481-625 441-232 174-523 116-639-58-185 158-751 181-639-292-233-116-348-523 58-698-137-342 333-530 581-348 116-408 622-309 741 23 290-174 887 92 523 350 348 174 348 465 0 582z">
            <text:p/>
          </draw:path>
          <draw:path draw:style-name="gr3" draw:text-style-name="P3" draw:layer="layout" svg:width="0.099cm" svg:height="0.159cm" svg:x="10.802cm" svg:y="1.371cm" svg:viewBox="0 0 100 160" svg:d="M46 0c28 55 45 106 54 150l-25 5-25 5c-8-41-24-86-50-137l23-12z">
            <text:p/>
          </draw:path>
          <draw:path draw:style-name="gr3" draw:text-style-name="P3" draw:layer="layout" svg:width="0.087cm" svg:height="0.157cm" svg:x="10.821cm" svg:y="1.579cm" svg:viewBox="0 0 88 158" svg:d="M88 0v10c0 29-4 56-12 81-9 24-20 47-35 67l-20-16-21-15c12-15 21-32 27-52 7-20 10-41 10-65v-8l25-1z">
            <text:p/>
          </draw:path>
          <draw:path draw:style-name="gr3" draw:text-style-name="P3" draw:layer="layout" svg:width="0.159cm" svg:height="0.114cm" svg:x="10.665cm" svg:y="1.74cm" svg:viewBox="0 0 160 115" svg:d="M160 38c-20 17-42 33-66 45-25 13-51 24-78 32l-8-24-8-25c25-7 48-17 70-29 21-10 39-22 56-37l17 19z">
            <text:p/>
          </draw:path>
          <draw:path draw:style-name="gr3" draw:text-style-name="P3" draw:layer="layout" svg:width="0.159cm" svg:height="0.07cm" svg:x="10.47cm" svg:y="1.819cm" svg:viewBox="0 0 160 71" svg:d="M160 49c-51 12-103 19-157 22l-1-25-2-25c50-4 101-10 148-21l6 25z">
            <text:p/>
          </draw:path>
          <draw:path draw:style-name="gr3" draw:text-style-name="P3" draw:layer="layout" svg:width="0.155cm" svg:height="0.055cm" svg:x="10.265cm" svg:y="1.836cm" svg:viewBox="0 0 156 56" svg:d="M156 56h-31c-43 0-86-2-125-5l3-25 2-26c37 3 78 5 120 5 10 0 20 0 31 0v26z">
            <text:p/>
          </draw:path>
          <draw:path draw:style-name="gr3" draw:text-style-name="P3" draw:layer="layout" svg:width="0.151cm" svg:height="0.096cm" svg:x="10.068cm" svg:y="1.822cm" svg:viewBox="0 0 152 97" svg:d="M145 60c-19-2-35-5-50-7-23 16-47 32-70 44l-12-22-13-22c25-14 50-30 74-48l2-2c4-3 9-3 14-3 1 0 2 0 4 1 16 3 36 6 58 8l-4 26zM85 51c3 0 7 1 10 2 3-2 6-5 9-7l-14-20z">
            <text:p/>
          </draw:path>
          <draw:path draw:style-name="gr3" draw:text-style-name="P3" draw:layer="layout" svg:width="0.159cm" svg:height="0.094cm" svg:x="9.885cm" svg:y="1.897cm" svg:viewBox="0 0 160 95" svg:d="M160 46c-51 24-101 40-151 49l-4-25-5-25c45-8 92-23 139-45l11 23z">
            <text:p/>
          </draw:path>
          <draw:path draw:style-name="gr3" draw:text-style-name="P3" draw:layer="layout" svg:width="0.159cm" svg:height="0.064cm" svg:x="9.682cm" svg:y="1.935cm" svg:viewBox="0 0 160 65" svg:d="M160 64c-13 1-26 1-39 1-42 0-83-5-121-16l7-24 7-25c33 9 70 15 107 15 12 0 23-1 35-2l2 25z">
            <text:p/>
          </draw:path>
          <draw:path draw:style-name="gr3" draw:text-style-name="P3" draw:layer="layout" svg:width="0.151cm" svg:height="0.128cm" svg:x="9.499cm" svg:y="1.836cm" svg:viewBox="0 0 152 129" svg:d="M132 129c-50-21-95-54-132-94l19-18 19-17c32 36 70 63 114 83l-10 23z">
            <text:p/>
          </draw:path>
          <draw:path draw:style-name="gr3" draw:text-style-name="P3" draw:layer="layout" svg:width="0.159cm" svg:height="0.107cm" svg:x="9.342cm" svg:y="1.802cm" svg:viewBox="0 0 160 108" svg:d="M160 39c-20 16-43 30-68 42-25 11-52 20-79 27l-7-25-6-25c25-6 49-14 70-23 22-10 41-22 58-35l16 20z">
            <text:p/>
          </draw:path>
          <draw:path draw:style-name="gr3" draw:text-style-name="P3" draw:layer="layout" svg:width="0.159cm" svg:height="0.055cm" svg:x="9.142cm" svg:y="1.87cm" svg:viewBox="0 0 160 56" svg:d="M160 50c-27 4-54 6-82 6-25 0-51-2-78-5l3-25 4-25c24 2 48 4 71 4 26 0 50-2 75-5l3 25z">
            <text:p/>
          </draw:path>
          <draw:path draw:style-name="gr3" draw:text-style-name="P3" draw:layer="layout" svg:width="0.16cm" svg:height="0.1cm" svg:x="8.939cm" svg:y="1.812cm" svg:viewBox="0 0 161 101" svg:d="M150 101c-52-12-104-31-150-57l13-22 12-22c41 23 88 40 136 50l-5 25z">
            <text:p/>
          </draw:path>
          <draw:path draw:style-name="gr3" draw:text-style-name="P3" draw:layer="layout" svg:width="0.138cm" svg:height="0.145cm" svg:x="8.785cm" svg:y="1.68cm" svg:viewBox="0 0 139 146" svg:d="M108 146c-43-32-80-72-108-120l23-13 21-13c24 42 57 77 95 105l-15 20z">
            <text:p/>
          </draw:path>
          <draw:path draw:style-name="gr3" draw:text-style-name="P3" draw:layer="layout" svg:width="0.074cm" svg:height="0.157cm" svg:x="8.735cm" svg:y="1.499cm" svg:viewBox="0 0 75 158" svg:d="M28 158c-18-45-28-96-28-153v-5h26l25 1v4c0 50 8 96 24 135l-24 9z">
            <text:p/>
          </draw:path>
          <draw:path draw:style-name="gr3" draw:text-style-name="P3" draw:layer="layout" svg:width="0.16cm" svg:height="0.129cm" svg:x="8.629cm" svg:y="1.333cm" svg:viewBox="0 0 161 130" svg:d="M109 110l23 2 3-5-25-3c-1 2-1 4-1 6zM160 115l-26-3h-2l-8 18c-46-22-88-55-124-95l19-18 19-17c32 36 68 65 108 84 1 1 2 1 2 1 0 6 7 6 10 10 2 4 3 8 3 12 0 2 0 2-1 4 0 1 0 2 0 4z">
            <text:p/>
          </draw:path>
          <draw:path draw:style-name="gr3" draw:text-style-name="P3" draw:layer="layout" svg:width="0.111cm" svg:height="0.158cm" svg:x="8.525cm" svg:y="1.166cm" svg:viewBox="0 0 112 159" svg:d="M71 159c-30-43-54-92-71-144l24-8 24-7c15 47 37 91 64 129l-20 15z">
            <text:p/>
          </draw:path>
          <draw:path draw:style-name="gr3" draw:text-style-name="P3" draw:layer="layout" svg:width="0.059cm" svg:height="0.16cm" svg:x="8.5cm" svg:y="0.969cm" svg:viewBox="0 0 60 161" svg:d="M11 161c-8-33-11-66-11-100 0-20 1-40 4-61l25 3 26 4c-3 18-4 36-4 54 0 31 3 60 9 90l-25 5z">
            <text:p/>
          </draw:path>
          <draw:path draw:style-name="gr3" draw:text-style-name="P3" draw:layer="layout" svg:width="0.11cm" svg:height="0.158cm" svg:x="8.515cm" svg:y="0.77cm" svg:viewBox="0 0 111 159" svg:d="M0 146c14-51 36-101 70-146l21 16 20 15c-30 40-50 83-62 128l-24-7z">
            <text:p/>
          </draw:path>
          <draw:path draw:style-name="gr3" draw:text-style-name="P3" draw:layer="layout" svg:width="0.151cm" svg:height="0.129cm" svg:x="8.62cm" svg:y="0.634cm" svg:viewBox="0 0 152 130" svg:d="M0 96c34-36 76-68 126-96l13 22 13 22c-47 26-85 55-115 86l-18-17z">
            <text:p/>
          </draw:path>
          <draw:path draw:style-name="gr3" draw:text-style-name="P3" draw:layer="layout" svg:width="0.079cm" svg:height="0.163cm" svg:x="8.768cm" svg:y="0.491cm" svg:viewBox="0 0 80 164" svg:d="M28 118l9 23 17-7-10-23c-5 2-11 4-16 7zM48 164l-11-23-6 3c-22-51-31-100-31-144h26 25c0 38 8 80 27 125 1 3 2 5 2 9 0 5-2 9-4 13s-5 7-9 9c-1 1-2 1-3 2-5 2-11 4-16 6z">
            <text:p/>
          </draw:path>
          <draw:path draw:style-name="gr3" draw:text-style-name="P3" draw:layer="layout" svg:width="0.113cm" svg:height="0.154cm" svg:x="8.773cm" svg:y="0.291cm" svg:viewBox="0 0 114 155" svg:d="M0 146c5-29 15-55 29-80 12-25 29-46 49-66l18 18 18 18c-16 16-30 35-41 55s-19 41-23 64l-25-5z">
            <text:p/>
          </draw:path>
          <draw:path draw:style-name="gr3" draw:text-style-name="P3" draw:layer="layout" svg:width="0.159cm" svg:height="0.108cm" svg:x="8.892cm" svg:y="0.186cm" svg:viewBox="0 0 160 109" svg:d="M0 68c42-31 92-54 147-68l6 25 7 24c-49 12-93 33-129 60l-16-20z">
            <text:p/>
          </draw:path>
          <draw:path draw:style-name="gr3" draw:text-style-name="P3" draw:layer="layout" svg:width="0.16cm" svg:height="0.056cm" svg:x="9.091cm" svg:y="0.17cm" svg:viewBox="0 0 161 57" svg:d="M0 6c25-4 51-6 76-6 28 0 56 3 85 7l-4 26-5 24c-25-4-50-6-76-6-23 0-45 2-68 5l-4-25z">
            <text:p/>
          </draw:path>
          <draw:path draw:style-name="gr3" draw:text-style-name="P3" draw:layer="layout" svg:width="0.166cm" svg:height="0.122cm" svg:x="9.291cm" svg:y="0.188cm" svg:viewBox="0 0 167 123" svg:d="M14 0c50 14 98 37 142 67l-12 18 23 8c-1 1-1 2-1 3-1 2-2 3-2 5-16 45-6 7-10 10-4 2-8 2-13 2s-9-1-13-2c0-1-1-1-2-2-38-28-81-47-126-60l7-24zM141 88l3-3-2-1-24-8c0 1-1 3-1 4z">
            <text:p/>
          </draw:path>
          <draw:path draw:style-name="gr3" draw:text-style-name="P3" draw:layer="layout" svg:width="0.133cm" svg:height="0.147cm" svg:x="9.431cm" svg:y="0.088cm" svg:viewBox="0 0 134 148" svg:d="M0 125c13-24 28-48 45-69s37-39 58-56l15 21 16 19c-18 15-34 31-50 49-14 18-28 37-39 59l-22-11z">
            <text:p/>
          </draw:path>
          <draw:path draw:style-name="gr3" draw:text-style-name="P3" draw:layer="layout" svg:width="0.16cm" svg:height="0.096cm" svg:x="9.578cm" svg:y="0.005cm" svg:viewBox="0 0 161 97" svg:d="M0 52c47-27 99-44 153-52l4 25 4 25c-49 7-95 23-135 47l-13-23z">
            <text:p/>
          </draw:path>
          <draw:path draw:style-name="gr3" draw:text-style-name="P3" draw:layer="layout" svg:width="0.158cm" svg:height="0.07cm" svg:x="9.786cm" svg:y="0cm" svg:viewBox="0 0 159 71" svg:d="M0 0h15c48 0 97 7 144 22l-7 24-8 25c-42-14-85-20-129-20-4 0-9 0-14 0v-25z">
            <text:p/>
          </draw:path>
          <draw:path draw:style-name="gr3" draw:text-style-name="P3" draw:layer="layout" svg:width="0.154cm" svg:height="0.124cm" svg:x="9.974cm" svg:y="0.04cm" svg:viewBox="0 0 155 125" svg:d="M21 0c48 21 94 51 134 89l-17 18-18 18c-35-33-76-60-120-78l11-24z">
            <text:p/>
          </draw:path>
          <draw:path draw:style-name="gr3" draw:text-style-name="P3" draw:layer="layout" svg:width="0.111cm" svg:height="0.162cm" svg:x="10.127cm" svg:y="0.168cm" svg:viewBox="0 0 112 163" svg:d="M39 0c30 37 56 80 73 128l-11 4 11 22c-4 2-7 4-10 6-4 2-8 3-13 3s-9-1-13-3-7-6-10-10c0-1 0-2-1-4-16-43-38-81-65-113l19-16zM89 137l12-5-1-1-12-22c-4 2-8 4-12 6z">
            <text:p/>
          </draw:path>
          <draw:path draw:style-name="gr3" draw:text-style-name="P3" draw:layer="layout" svg:width="0.159cm" svg:height="0.076cm" svg:x="10.265cm" svg:y="0.226cm" svg:viewBox="0 0 160 77" svg:d="M0 29c49-18 104-28 158-29l1 26 1 25c-50 1-98 9-143 26l-8-24z">
            <text:p/>
          </draw:path>
          <draw:path draw:style-name="gr3" draw:text-style-name="P3" draw:layer="layout" svg:width="0.159cm" svg:height="0.077cm" svg:x="10.472cm" svg:y="0.227cm" svg:viewBox="0 0 160 78" svg:d="M3 0c54 3 106 14 157 30l-8 23-7 25c-47-15-96-24-145-27l2-26z">
            <text:p/>
          </draw:path>
          <draw:path draw:style-name="gr3" draw:text-style-name="P3" draw:layer="layout" svg:width="0.158cm" svg:height="0.118cm" svg:x="10.663cm" svg:y="0.274cm" svg:viewBox="0 0 159 119" svg:d="M19 0c51 21 99 47 140 78l-16 21-15 20c-37-28-81-53-128-72l9-24z">
            <text:p/>
          </draw:path>
          <draw:path draw:style-name="gr3" draw:text-style-name="P3" draw:layer="layout" svg:width="0.122cm" svg:height="0.153cm" svg:x="10.827cm" svg:y="0.387cm" svg:viewBox="0 0 123 154" svg:d="M35 0c22 21 41 43 55 67 15 24 26 48 33 74l-24 6-25 7c-6-21-15-41-27-60-12-20-28-39-47-57l18-18z">
            <text:p/>
          </draw:path>
          <draw:path draw:style-name="gr3" draw:text-style-name="P3" draw:layer="layout" svg:width="0.101cm" svg:height="0.153cm" svg:x="10.854cm" svg:y="0.583cm" svg:viewBox="0 0 102 154" svg:d="M102 1c0 26-6 52-16 78-10 25-26 50-47 75l-20-16-19-17c17-20 31-41 39-62 8-20 12-39 12-59l25 1z">
            <text:p/>
          </draw:path>
          <draw:path draw:style-name="gr3" draw:text-style-name="P3" draw:layer="layout" svg:width="0.139cm" svg:height="0.145cm" svg:x="10.861cm" svg:y="0.733cm" svg:viewBox="0 0 140 146" svg:d="M28 0c20 13 40 31 60 51 18 20 36 42 52 67l-22 14-20 14c-15-23-31-43-47-60s-34-32-51-43l14-22z">
            <text:p/>
          </draw:path>
          <draw:path draw:style-name="gr3" draw:text-style-name="P3" draw:layer="layout" svg:width="0.093cm" svg:height="0.159cm" svg:x="10.983cm" svg:y="0.898cm" svg:viewBox="0 0 94 160" svg:d="M45 0c24 47 42 101 49 154l-26 3-25 3c-6-47-22-94-43-137l23-11z">
            <text:p/>
          </draw:path>
          <draw:path draw:style-name="gr3" draw:text-style-name="P3" draw:layer="layout" svg:width="0.088cm" svg:height="0.158cm" svg:x="10.991cm" svg:y="1.105cm" svg:viewBox="0 0 89 159" svg:d="M89 1c-1 28-5 54-12 81s-18 52-34 77l-22-14-21-14c13-19 22-41 29-63 6-22 8-45 9-68l25 1z">
            <text:p/>
          </draw:path>
          <draw:path draw:style-name="gr3" draw:text-style-name="P3" draw:layer="layout" svg:width="0.154cm" svg:height="0.122cm" svg:x="10.845cm" svg:y="1.272cm" svg:viewBox="0 0 155 123" svg:d="M155 36c-17 17-37 33-59 48-23 15-49 28-77 39l-10-24-9-24c25-10 48-21 68-34 19-12 36-26 50-41l18 18z">
            <text:p/>
          </draw:path>
        </draw:g>
        <draw:line draw:style-name="gr4" draw:text-style-name="P4" draw:layer="layout" svg:x1="1.25cm" svg:y1="7.5cm" svg:x2="5.75cm" svg:y2="1.875cm">
          <text:p/>
        </draw:line>
        <draw:line draw:style-name="gr1" draw:text-style-name="P1" draw:layer="layout" svg:x1="10.25cm" svg:y1="7.125cm" svg:x2="6.875cm" svg:y2="1.875cm">
          <text:p/>
        </draw:line>
        <draw:frame draw:style-name="gr5" draw:text-style-name="P5" draw:layer="layout" svg:width="2.534cm" svg:height="0.747cm" svg:x="8.522cm" svg:y="0.663cm">
          <draw:text-box>
            <text:p text:style-name="P1"><text:span text:style-name="T1">Internet</text:span></text:p>
          </draw:text-box>
        </draw:frame>
        <draw:line draw:style-name="gr4" draw:text-style-name="P4" draw:layer="layout" svg:x1="1.875cm" svg:y1="8.25cm" svg:x2="9.625cm" svg:y2="7.875cm">
          <text:p/>
        </draw:line>
        <draw:frame draw:style-name="gr6" draw:text-style-name="P4" draw:layer="layout" svg:width="2.835cm" svg:height="2.953cm" svg:x="4.994cm" svg:y="0.043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7" draw:text-style-name="P6" draw:layer="layout" svg:width="1.31cm" svg:height="0.99cm" svg:x="5.8cm" svg:y="1.2cm">
          <draw:text-box>
            <text:p><text:span text:style-name="T2">R1</text:span></text:p>
          </draw:text-box>
        </draw:frame>
        <draw:frame draw:style-name="gr6" draw:text-style-name="P4" draw:layer="layout" svg:width="2.835cm" svg:height="2.954cm" svg:x="9.127cm" svg:y="6.338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8" draw:text-style-name="P6" draw:layer="layout" svg:width="1.312cm" svg:height="0.988cm" svg:x="9.9cm" svg:y="7.5cm">
          <draw:text-box>
            <text:p><text:span text:style-name="T2">R</text:span><text:span text:style-name="T2">3</text:span></text:p>
          </draw:text-box>
        </draw:frame>
        <draw:frame draw:style-name="gr6" draw:text-style-name="P4" draw:layer="layout" svg:width="2.835cm" svg:height="2.954cm" svg:x="-0.3cm" svg:y="6.706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8" draw:text-style-name="P6" draw:layer="layout" svg:width="1.313cm" svg:height="0.988cm" svg:x="0.4cm" svg:y="7.9cm">
          <draw:text-box>
            <text:p><text:span text:style-name="T2">R2</text:span></text:p>
          </draw:text-box>
        </draw:frame>
        <draw:frame draw:style-name="gr5" draw:text-style-name="P8" draw:layer="layout" svg:width="1.984cm" svg:height="1.073cm" draw:transform="rotate (0.896052037973889) translate (0.725cm 7.336cm)">
          <draw:text-box>
            <text:p text:style-name="P7"><text:span text:style-name="T3">eth0.12</text:span></text:p>
            <text:p text:style-name="P7"><text:span text:style-name="T4">DR</text:span><text:span text:style-name="T5">/</text:span><text:span text:style-name="T6">DR</text:span></text:p>
          </draw:text-box>
        </draw:frame>
        <draw:frame draw:style-name="gr5" draw:text-style-name="P8" draw:layer="layout" svg:width="1.984cm" svg:height="1.073cm" draw:transform="rotate (0.0523598775598299) translate (1.738cm 7.708cm)">
          <draw:text-box>
            <text:p text:style-name="P7"><text:span text:style-name="T3">eth0.23</text:span></text:p>
            <text:p text:style-name="P7"><text:span text:style-name="T4">DR</text:span><text:span text:style-name="T7">/</text:span><text:span text:style-name="T6">DR</text:span></text:p>
          </draw:text-box>
        </draw:frame>
        <draw:frame draw:style-name="gr5" draw:text-style-name="P8" draw:layer="layout" svg:width="1.984cm" svg:height="1.073cm" draw:transform="rotate (0.896052037973889) translate (4.126cm 3.037cm)">
          <draw:text-box>
            <text:p text:style-name="P7"><text:span text:style-name="T3">eth0.12</text:span></text:p>
            <text:p text:style-name="P7"><text:span text:style-name="T4">BDR</text:span><text:span text:style-name="T7">/</text:span><text:span text:style-name="T6">BDR</text:span></text:p>
          </draw:text-box>
        </draw:frame>
        <draw:frame draw:style-name="gr5" draw:text-style-name="P8" draw:layer="layout" svg:width="1.984cm" svg:height="1.073cm" draw:transform="rotate (-1.02974425867665) translate (7.286cm 1.5cm)">
          <draw:text-box>
            <text:p text:style-name="P7"><text:span text:style-name="T3">eth0.13</text:span></text:p>
            <text:p text:style-name="P7"><text:span text:style-name="T4">BDR</text:span><text:span text:style-name="T5">/</text:span><text:span text:style-name="T6">BDR</text:span></text:p>
          </draw:text-box>
        </draw:frame>
        <draw:frame draw:style-name="gr5" draw:text-style-name="P8" draw:layer="layout" svg:width="1.984cm" svg:height="1.073cm" draw:transform="rotate (0.0523598775598299) translate (7.755cm 7.419cm)">
          <draw:text-box>
            <text:p text:style-name="P7"><text:span text:style-name="T3">e</text:span><text:span text:style-name="T3">t</text:span><text:span text:style-name="T3">h</text:span><text:span text:style-name="T3">0</text:span><text:span text:style-name="T3">.</text:span><text:span text:style-name="T3">2</text:span><text:span text:style-name="T3">3</text:span></text:p>
            <text:p text:style-name="P7"><text:span text:style-name="T4">B</text:span><text:span text:style-name="T4">D</text:span><text:span text:style-name="T4">R</text:span><text:span text:style-name="T7">/</text:span><text:span text:style-name="T6">B</text:span><text:span text:style-name="T6">D</text:span><text:span text:style-name="T6">R</text:span></text:p>
          </draw:text-box>
        </draw:frame>
        <draw:frame draw:style-name="gr5" draw:text-style-name="P8" draw:layer="layout" svg:width="1.984cm" svg:height="1.073cm" draw:transform="rotate (-1.02974425867665) translate (9.728cm 5.25cm)">
          <draw:text-box>
            <text:p text:style-name="P7"><text:span text:style-name="T3">e</text:span><text:span text:style-name="T3">t</text:span><text:span text:style-name="T3">h</text:span><text:span text:style-name="T3">0</text:span><text:span text:style-name="T3">.</text:span><text:span text:style-name="T3">1</text:span><text:span text:style-name="T3">3</text:span></text:p>
            <text:p text:style-name="P7"><text:span text:style-name="T4">D</text:span><text:span text:style-name="T4">R</text:span><text:span text:style-name="T5">/</text:span><text:span text:style-name="T6">D</text:span><text:span text:style-name="T6">R</text:span></text:p>
          </draw:text-box>
        </draw:frame>
        <draw:frame draw:style-name="gr5" draw:text-style-name="P5" draw:layer="layout" svg:width="5.159cm" svg:height="0.662cm" svg:x="0cm" svg:y="0.375cm">
          <draw:text-box>
            <text:p text:style-name="P1"><text:span text:style-name="T3">D</text:span><text:span text:style-name="T3">R</text:span><text:span text:style-name="T3"> </text:span><text:span text:style-name="T3">: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a</text:span><text:span text:style-name="T3">t</text:span><text:span text:style-name="T3">e</text:span><text:span text:style-name="T3">d</text:span><text:span text:style-name="T3"> </text:span><text:span text:style-name="T3">R</text:span><text:span text:style-name="T3">o</text:span><text:span text:style-name="T3">u</text:span><text:span text:style-name="T3">t</text:span><text:span text:style-name="T3">e</text:span><text:span text:style-name="T3">r</text:span></text:p>
          </draw:text-box>
        </draw:frame>
        <draw:frame draw:style-name="gr5" draw:text-style-name="P5" draw:layer="layout" svg:width="6.852cm" svg:height="0.662cm" svg:x="0cm" svg:y="0cm">
          <draw:text-box>
            <text:p text:style-name="P1"><text:span text:style-name="T3">B</text:span><text:span text:style-name="T3">D</text:span><text:span text:style-name="T3">R</text:span><text:span text:style-name="T3"> </text:span><text:span text:style-name="T3">:</text:span><text:span text:style-name="T3"> </text:span><text:span text:style-name="T3">B</text:span><text:span text:style-name="T3">a</text:span><text:span text:style-name="T3">c</text:span><text:span text:style-name="T3">k</text:span><text:span text:style-name="T3">u</text:span><text:span text:style-name="T3">p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a</text:span><text:span text:style-name="T3">t</text:span><text:span text:style-name="T3">e</text:span><text:span text:style-name="T3">d</text:span><text:span text:style-name="T3"> </text:span><text:span text:style-name="T3">R</text:span><text:span text:style-name="T3">o</text:span><text:span text:style-name="T3">u</text:span><text:span text:style-name="T3">t</text:span><text:span text:style-name="T3">e</text:span><text:span text:style-name="T3">r</text:span></text:p>
          </draw:text-box>
        </draw:frame>
        <draw:frame draw:style-name="gr5" draw:text-style-name="P5" draw:layer="layout" svg:width="2.408cm" svg:height="0.662cm" svg:x="-0.034cm" svg:y="0.963cm">
          <draw:text-box>
            <text:p text:style-name="P1"><text:span text:style-name="T4">IPv4</text:span><text:span text:style-name="T3">/</text:span><text:span text:style-name="T6">IPv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10-13T22:01:43.672465013</dc:date>
    <meta:editing-duration>PT10H46S</meta:editing-duration>
    <meta:editing-cycles>32</meta:editing-cycles>
    <meta:generator>LibreOffice/6.1.2.1$Linux_X86_64 LibreOffice_project/10$Build-1</meta:generator>
    <dc:creator>Philippe Latu</dc:creator>
    <meta:document-statistic meta:object-count="60"/>
  </office:meta>
</office:document-meta>
</file>